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3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1.31mm" fo:break-before="auto" style:use-optimal-row-height="false"/>
    </style:style>
    <style:style style:name="ro5" style:family="table-row">
      <style:table-row-properties style:row-height="11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0ee90" fo:wrap-option="wrap"/>
    </style:style>
    <style:style style:name="ce1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ffd320" fo:wrap-option="wrap"/>
    </style:style>
    <style:style style:name="ce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ce2" office:value-type="string" calcext:value-type="string">
            <text:p>El sistema deberá ser manejado por varias cuentas de usuari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deberá contar con un usuario administrador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: username, avatar, nombre, apellidos, contraseña, emai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tener la opción de crear cuentas</text:p>
          </table:table-cell>
          <table:table-cell/>
        </table:table-row>
        <table:table-row table:style-name="ro2">
          <table:table-cell office:value-type="string" calcext:value-type="string">
            <text:p>El sistema registrará: Nombre, apellidos, edad(solo 18+), pais, foto, email, username, contraseña(minimo 8 caracteres, maximo 12, al menos una letra mayuscula, una minuscula y carácter especial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Para poder usar la aplicación el usuario deberá recibir un correo con un codigo de verificacion de 6 digitos</text:p>
          </table:table-cell>
          <table:table-cell/>
        </table:table-row>
        <table:table-row table:style-name="ro1">
          <table:table-cell office:value-type="string" calcext:value-type="string">
            <text:p>Cuando el usuario ingresa por primera vez a la aplicación debe ingresar dicho codig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El sistema deberá permitir el cambio de contraseña, se pone nombre de usuario y recibe un correo con una clave tempor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contará con dos formas de registrar canciones</text:p>
          </table:table-cell>
          <table:table-cell/>
        </table:table-row>
        <table:table-row table:style-name="ro1">
          <table:table-cell office:value-type="string" calcext:value-type="string">
            <text:p>1. Subiendolas a la aplicación</text:p>
          </table:table-cell>
          <table:table-cell/>
        </table:table-row>
        <table:table-row table:style-name="ro1">
          <table:table-cell table:style-name="ce6" office:value-type="string" calcext:value-type="string">
            <text:p>El sistema tomará toda la información de la canción desde la metadata del archivo</text:p>
          </table:table-cell>
          <table:table-cell table:style-name="ce9"/>
        </table:table-row>
        <table:table-row table:style-name="ro1">
          <table:table-cell office:value-type="string" calcext:value-type="string">
            <text:p>El usuario puede seleccionar: Genero, artista, compositor, fecha de lanzamiento, album</text:p>
          </table:table-cell>
          <table:table-cell/>
        </table:table-row>
        <table:table-row table:style-name="ro1">
          <table:table-cell table:style-name="ce2" office:value-type="string" calcext:value-type="string">
            <text:p>Dropdown: Genero, artista, composi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Comprandola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contar con la opcion de registrar artistas, generos y compositor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albunes</text:p>
          </table:table-cell>
          <table:table-cell/>
        </table:table-row>
        <table:table-row table:style-name="ro3">
          <table:table-cell table:style-name="ce2" office:value-type="string" calcext:value-type="string">
            <text:p>Para el album se registra: Nombre, fecha de lanzamiento, artista(s), imagen y una cancion como minim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la agrupacion de canciones en listas de reproduccion</text:p>
          </table:table-cell>
          <table:table-cell/>
        </table:table-row>
        <table:table-row table:style-name="ro3">
          <table:table-cell table:style-name="ce2" office:value-type="string" calcext:value-type="string">
            <text:p>Para listas de reproduccion se registra: canciones, fecha de creacion, nombre, calificacion(Promedio de la nota de todas las canciones que la conforman)</text:p>
          </table:table-cell>
          <table:table-cell/>
        </table:table-row>
        <table:table-row table:style-name="ro1">
          <table:table-cell office:value-type="string" calcext:value-type="string">
            <text:p>El sistema deberá permitir meter las canciones de un album dentro de una lista de reproduc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usuario podrá reproducir música de las siguientes formas: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1. buscando una cancion en especifico y reproduciendola</text:p>
          </table:table-cell>
          <table:table-cell/>
        </table:table-row>
        <table:table-row table:style-name="ro1">
          <table:table-cell office:value-type="string" calcext:value-type="string">
            <text:p>2.Creando una cola de reproduccion (Canciones o albunes enteros)</text:p>
          </table:table-cell>
          <table:table-cell/>
        </table:table-row>
        <table:table-row table:style-name="ro1">
          <table:table-cell office:value-type="string" calcext:value-type="string">
            <text:p>3. Seleccionando lista de reproduccion especifica</text:p>
          </table:table-cell>
          <table:table-cell/>
        </table:table-row>
        <table:table-row table:style-name="ro4">
          <table:table-cell table:number-columns-repeated="2"/>
        </table:table-row>
        <table:table-row table:style-name="ro5">
          <table:table-cell office:value-type="string" calcext:value-type="string">
            <text:p>El sistema deberá permitir al usuario agregar canciones a la cola de reproducción en todo momento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 calcext:value-type="string">
            <text:p>El sistema deberá permitir la búsqueda de canciones por: Nombre, calificacion, genero y artista</text:p>
          </table:table-cell>
          <table:table-cell/>
        </table:table-row>
        <table:table-row table:style-name="ro1">
          <table:table-cell table:style-name="ce6" office:value-type="string" calcext:value-type="string">
            <text:p>El sistema deberá permitir la búsqueda de listas de reproduccion por: Nombr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ra que el usuario pueda reproducir una cancion debe agregarla a la cola de reproduc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artistas</text:p>
          </table:table-cell>
          <table:table-cell/>
        </table:table-row>
        <table:table-row table:style-name="ro2">
          <table:table-cell table:style-name="ce2" office:value-type="string" calcext:value-type="string">
            <text:p>El sistema registrará los datos de artistas: nombre, apellidos, nombre artistico, fecha de nacimiento, fecha de defuncion(si aplica), pais de nacimiento(lista), genero, edad(calculada),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compositore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compositores: nombre, apellido, pais de nacimiento y eda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El sistema deberá permitir el registro de géneros</text:p>
          </table:table-cell>
          <table:table-cell/>
        </table:table-row>
        <table:table-row table:style-name="ro1">
          <table:table-cell table:style-name="ce2" office:value-type="string" calcext:value-type="string">
            <text:p>El sistema registrará los datos de generos: nombre y descripc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usuario administrador puede: </text:p>
          </table:table-cell>
          <table:table-cell/>
        </table:table-row>
        <table:table-row table:style-name="ro1">
          <table:table-cell table:style-name="ce2" office:value-type="string" calcext:value-type="string">
            <text:p>Generos, compositores y artistas (registrar, listar, modificar, eliminar, buscar)</text:p>
          </table:table-cell>
          <table:table-cell/>
        </table:table-row>
        <table:table-row table:style-name="ro1">
          <table:table-cell table:style-name="ce6" office:value-type="string" calcext:value-type="string">
            <text:p>Busqueda: genero y compositor por nombre… artistas(nacionalidad, nombre o alias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Registrar canciones que estarán disponibles en la tiend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Cuando un usuario va a comprar una canción podrá ver el precio de la misma</text:p>
          </table:table-cell>
          <table:table-cell/>
        </table:table-row>
        <table:table-row table:style-name="ro1">
          <table:table-cell office:value-type="string" calcext:value-type="string">
            <text:p>La acción de comprar copia las canciones al catalogo del usuario fin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l sistema deberá pedir la información de la tarjeta de crédito para hacer el pago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EGLAS</text:p>
          </table:table-cell>
          <table:table-cell/>
        </table:table-row>
        <table:table-row table:style-name="ro1">
          <table:table-cell table:style-name="ce5"/>
          <table:table-cell/>
        </table:table-row>
        <table:table-row table:style-name="ro3">
          <table:table-cell table:style-name="ce6" office:value-type="string" calcext:value-type="string">
            <text:p>El sistema deberá validar si hay un usuario admin en el sistema. Si no lo hay deberá mostrar la opción para registrarlo</text:p>
          </table:table-cell>
          <table:table-cell/>
        </table:table-row>
        <table:table-row table:style-name="ro1" table:number-rows-repeated="104851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10:10:55.68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aylor Segura Vindas</meta:initial-creator>
    <meta:creation-date>2020-10-10T19:10:44.475000000</meta:creation-date>
    <meta:generator>LibreOffice/6.3.2.2$Windows_X86_64 LibreOffice_project/98b30e735bda24bc04ab42594c85f7fd8be07b9c</meta:generator>
    <dc:date>2020-12-14T10:52:52.177000000</dc:date>
    <dc:creator>Taylor Segura Vindas</dc:creator>
    <meta:editing-duration>PT9H28M26S</meta:editing-duration>
    <meta:editing-cycles>10</meta:editing-cycles>
    <meta:document-statistic meta:table-count="1" meta:cell-count="44" meta:object-count="0"/>
  </office:meta>
</office:document-meta>
</file>